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style:font-name="Calibri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justify"/>
      <style:text-properties style:font-name="Calibri"/>
    </style:style>
    <style:style style:name="P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5" style:parent-style-name="Standard" style:family="paragraph">
      <style:paragraph-properties style:text-autospace="none" fo:text-align="justify"/>
    </style:style>
    <style:style style:name="T6" style:parent-style-name="DefaultParagraphFont" style:family="text">
      <style:text-properties style:font-name="Calibri"/>
    </style:style>
    <style:style style:name="T7" style:parent-style-name="DefaultParagraphFont" style:family="text">
      <style:text-properties style:font-name="Calibri"/>
    </style:style>
    <style:style style:name="T8" style:parent-style-name="DefaultParagraphFont" style:family="text">
      <style:text-properties style:font-name="Calibri"/>
    </style:style>
    <style:style style:name="T9" style:parent-style-name="DefaultParagraphFont" style:family="text">
      <style:text-properties style:font-name="Calibri" style:font-name-asian="Courier New" style:font-name-complex="Courier New" fo:color="#000000"/>
    </style:style>
    <style:style style:name="T10" style:parent-style-name="DefaultParagraphFont" style:family="text">
      <style:text-properties style:font-name="Calibri" style:font-name-asian="Courier New" style:font-name-complex="Courier New" fo:color="#000000"/>
    </style:style>
    <style:style style:name="T11" style:parent-style-name="DefaultParagraphFont" style:family="text">
      <style:text-properties style:font-name="Calibri"/>
    </style:style>
    <style:style style:name="T12" style:parent-style-name="DefaultParagraphFont" style:family="text">
      <style:text-properties style:font-name="Calibri"/>
    </style:style>
    <style:style style:name="P13" style:parent-style-name="Standard" style:family="paragraph">
      <style:paragraph-properties style:text-autospace="none" fo:text-align="justify"/>
      <style:text-properties style:font-name="Calibri"/>
    </style:style>
    <style:style style:name="P14" style:parent-style-name="Standard" style:family="paragraph">
      <style:paragraph-properties style:text-autospace="none" fo:text-align="justify"/>
      <style:text-properties style:font-name="Calibri"/>
    </style:style>
    <style:style style:name="P15" style:parent-style-name="Standard" style:family="paragraph">
      <style:paragraph-properties style:text-autospace="none" fo:text-align="justify"/>
      <style:text-properties style:font-name="Calibri"/>
    </style:style>
    <style:style style:name="P16" style:parent-style-name="Standard" style:family="paragraph">
      <style:paragraph-properties style:text-autospace="none" fo:text-align="justify"/>
      <style:text-properties style:font-name="Calibri"/>
    </style:style>
    <style:style style:name="P17" style:parent-style-name="Standard" style:family="paragraph">
      <style:paragraph-properties style:text-autospace="none" fo:text-align="justify" fo:margin-left="0.9847in" fo:text-indent="-0.9847in">
        <style:tab-stops/>
      </style:paragraph-properties>
    </style:style>
    <style:style style:name="T18" style:parent-style-name="DefaultParagraphFont" style:family="text">
      <style:text-properties style:font-name="Calibri"/>
    </style:style>
    <style:style style:name="T19" style:parent-style-name="DefaultParagraphFont" style:family="text">
      <style:text-properties style:font-name="Calibri"/>
    </style:style>
    <style:style style:name="T20" style:parent-style-name="DefaultParagraphFont" style:family="text">
      <style:text-properties style:font-name="Calibri"/>
    </style:style>
    <style:style style:name="T21" style:parent-style-name="DefaultParagraphFont" style:family="text">
      <style:text-properties style:font-name="Calibri"/>
    </style:style>
    <style:style style:name="T22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23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24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25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26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27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28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29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0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1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32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3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4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35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36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37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8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9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40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41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42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43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44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45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46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47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48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49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50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51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52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53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54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P55" style:parent-style-name="Standard" style:family="paragraph">
      <style:paragraph-properties style:text-autospace="none" fo:text-align="justify"/>
    </style:style>
    <style:style style:name="T56" style:parent-style-name="DefaultParagraphFont" style:family="text">
      <style:text-properties style:font-name="Calibri" style:font-name-asian="Courier New" style:font-name-complex="Courier New" fo:color="#000000"/>
    </style:style>
    <style:style style:name="T57" style:parent-style-name="DefaultParagraphFont" style:family="text">
      <style:text-properties style:font-name="Calibri" style:font-name-asian="Courier New" style:font-name-complex="Courier New" fo:color="#000000"/>
    </style:style>
    <style:style style:name="T58" style:parent-style-name="DefaultParagraphFont" style:family="text">
      <style:text-properties style:font-name="Calibri" style:font-name-asian="Courier New" style:font-name-complex="Courier New" fo:color="#000000"/>
    </style:style>
    <style:style style:name="P59" style:parent-style-name="Standard" style:family="paragraph">
      <style:paragraph-properties style:text-autospace="none" fo:text-align="justify"/>
      <style:text-properties style:font-name="Calibri"/>
    </style:style>
    <style:style style:name="P6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61" style:parent-style-name="Standard" style:family="paragraph">
      <style:paragraph-properties style:text-autospace="none" fo:text-align="justify"/>
    </style:style>
    <style:style style:name="T62" style:parent-style-name="DefaultParagraphFont" style:family="text">
      <style:text-properties style:font-name="Calibri"/>
    </style:style>
    <style:style style:name="P6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6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6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color="#000000"/>
    </style:style>
    <style:style style:name="P66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color="#000000"/>
    </style:style>
    <style:style style:name="P67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68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69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7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71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72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7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7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7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76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77" style:parent-style-name="Standard" style:family="paragraph">
      <style:paragraph-properties style:text-autospace="none" fo:text-align="justify"/>
    </style:style>
    <style:style style:name="T78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79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80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81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82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83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84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85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86" style:parent-style-name="DefaultParagraphFont" style:family="text">
      <style:text-properties style:font-name="Calibri" style:font-name-asian="Courier New" style:font-name-complex="Courier New" style:font-weight-complex="bold" fo:font-style="italic" style:font-style-asian="italic" fo:color="#000000"/>
    </style:style>
    <style:style style:name="T87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88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89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90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91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92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P93" style:parent-style-name="Standard" style:family="paragraph">
      <style:paragraph-properties style:text-autospace="none" fo:text-align="justify"/>
      <style:text-properties style:font-name="Calibri" fo:font-weight="bold" style:font-weight-asian="bold" style:font-weight-complex="bold"/>
    </style:style>
    <style:style style:name="P94" style:parent-style-name="Standard" style:family="paragraph">
      <style:paragraph-properties style:text-autospace="none" fo:text-align="justify"/>
      <style:text-properties style:font-name="Calibri"/>
    </style:style>
    <style:style style:name="P95" style:parent-style-name="Standard" style:family="paragraph">
      <style:paragraph-properties style:text-autospace="none" fo:text-align="justify"/>
      <style:text-properties style:font-name="Calibri"/>
    </style:style>
    <style:style style:name="P96" style:parent-style-name="Standard" style:family="paragraph">
      <style:paragraph-properties style:text-autospace="none" fo:text-align="justify"/>
      <style:text-properties style:font-name="Calibri"/>
    </style:style>
    <style:style style:name="P97" style:parent-style-name="Standard" style:family="paragraph">
      <style:paragraph-properties style:text-autospace="none" fo:text-align="justify"/>
      <style:text-properties style:font-name="Calibri"/>
    </style:style>
    <style:style style:name="P98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99" style:parent-style-name="DefaultParagraphFont" style:family="text">
      <style:text-properties style:font-name="Calibri" style:font-name-asian="Courier New" style:font-name-complex="Courier New" fo:color="#000000"/>
    </style:style>
    <style:style style:name="T100" style:parent-style-name="DefaultParagraphFont" style:family="text">
      <style:text-properties style:font-name="Calibri" style:font-name-asian="Courier New" style:font-name-complex="Courier New" fo:color="#000000"/>
    </style:style>
    <style:style style:name="T101" style:parent-style-name="DefaultParagraphFont" style:family="text">
      <style:text-properties style:font-name="Calibri" style:font-name-complex="Calibri" fo:color="#000000" style:letter-kerning="false" style:language-complex="ar" style:country-complex="SA"/>
    </style:style>
    <style:style style:name="T102" style:parent-style-name="DefaultParagraphFont" style:family="text">
      <style:text-properties style:font-name="Calibri" style:font-name-asian="Courier New" style:font-name-complex="Calibri" fo:color="#000000"/>
    </style:style>
    <style:style style:name="T103" style:parent-style-name="DefaultParagraphFont" style:family="text">
      <style:text-properties style:font-name="Calibri" style:font-name-asian="Courier New" style:font-name-complex="Calibri" fo:color="#000000"/>
    </style:style>
    <style:style style:name="T1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05" style:parent-style-name="Normal" style:family="paragraph">
      <style:paragraph-properties fo:widows="2" fo:orphans="2" style:text-autospace="none" fo:text-align="justify" style:vertical-align="auto"/>
      <style:text-properties style:font-name="Calibri" style:font-name-complex="Calibri" style:letter-kerning="false" style:language-complex="ar" style:country-complex="SA" fo:hyphenate="true"/>
    </style:style>
    <style:style style:name="P106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07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08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style:font-weight-complex="bold" fo:color="#000000"/>
    </style:style>
    <style:style style:name="P109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style:font-weight-complex="bold" fo:color="#000000"/>
    </style:style>
    <style:style style:name="P11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1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style:font-weight-complex="bold" fo:color="#000000"/>
    </style:style>
    <style:style style:name="P112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4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style:font-weight-complex="bold" fo:color="#000000"/>
    </style:style>
    <style:style style:name="P11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6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7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style:font-weight-complex="bold" fo:color="#000000"/>
    </style:style>
    <style:style style:name="P118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9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21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2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2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6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27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28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9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3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1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2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133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134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135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136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137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38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39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40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41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42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43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44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45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46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47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48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49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50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51" style:parent-style-name="DefaultParagraphFont" style:family="text">
      <style:text-properties style:font-name="Courier New" style:font-name-complex="Courier New" fo:color="#EB35DE" style:letter-kerning="false" fo:font-size="10pt" style:font-size-asian="10pt" style:font-size-complex="10pt" style:language-complex="ar" style:country-complex="SA"/>
    </style:style>
    <style:style style:name="T152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153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154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155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156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P157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58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9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1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2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6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7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8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9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0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0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0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0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0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0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0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0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0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0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1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1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1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1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1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1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1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1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1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1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2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2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2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2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2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2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2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2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 fo:language="nl" fo:country="NL"/>
    </style:style>
    <style:style style:name="P32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 fo:language="nl" fo:country="NL"/>
    </style:style>
    <style:style style:name="P32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 fo:language="nl" fo:country="NL"/>
    </style:style>
    <style:style style:name="P33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 fo:language="nl" fo:country="NL"/>
    </style:style>
    <style:style style:name="P33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3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3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3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3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336" style:parent-style-name="Standard" style:family="paragraph">
      <style:paragraph-properties style:text-autospace="none"/>
      <style:text-properties style:font-name="Calibri" fo:font-weight="bold" style:font-weight-asian="bold" style:font-weight-complex="bold"/>
    </style:style>
  </office:automatic-styles>
  <office:body>
    <office:text text:use-soft-page-breaks="true">
      <text:p text:style-name="P1"><text:span text:style-name="T2">Functions</text:span></text:p>
      <text:p text:style-name="P3"/>
      <text:p text:style-name="P4">CSIgui_OpeningFcn(hObject, eventdata, gui, varargin)</text:p>
      <text:p text:style-name="P5"><text:span text:style-name="T6">Initializes all GUI settings and creates application data before the figure window is made visible. <text:s/>To improve</text:span><text:span text:style-name="T7"><text:s/>feedback to user a loading bar</text:span><text:span text:style-name="T8">,<text:s/></text:span><text:span text:style-name="T9">loadBar()</text:span><text:span text:style-name="T10"><text:s/>i</text:span><text:span text:style-name="T11">s shown during this function. User input,<text:s/></text:span><text:span text:style-name="T12">if any, is processed. GUI Color scheme is applied here.</text:span></text:p>
      <text:p text:style-name="P13"/>
      <text:p text:style-name="P14">output:<text:tab/>gui.ID; gui.version; gui.inp;</text:p>
      <text:p text:style-name="P15">input:<text:tab/><text:tab/>varargin from input arguments using CSIgui(…);</text:p>
      <text:p text:style-name="P16">update:<text:tab/>appdata-gui.</text:p>
      <text:p text:style-name="P17"><text:span text:style-name="T18">other:<text:s/></text:span><text:span text:style-name="T19"><text:tab/></text:span><text:span text:style-name="T20">The input argument tags are used</text:span><text:span text:style-name="T21"><text:s/>to process user input data:<text:s/></text:span><text:span text:style-name="T22">'data'</text:span><text:span text:style-name="T23">,</text:span><text:span text:style-name="T24"><text:s/></text:span><text:span text:style-name="T25">'list'</text:span><text:span text:style-name="T26">,</text:span><text:span text:style-name="T27"><text:s/></text:span><text:span text:style-name="T28">'csi'</text:span><text:span text:style-name="T29">,</text:span><text:span text:style-name="T30"><text:s/></text:span><text:span text:style-name="T31">'spec'</text:span><text:span text:style-name="T32">,</text:span><text:span text:style-name="T33"><text:s/></text:span><text:span text:style-name="T34">'</text:span><text:span text:style-name="T35">i</text:span><text:span text:style-name="T36">mage'</text:span><text:span text:style-name="T37">,</text:span><text:span text:style-name="T38"><text:s/></text:span><text:span text:style-name="T39">'labels'</text:span><text:span text:style-name="T40">,</text:span><text:span text:style-name="T41"><text:s/></text:span><text:span text:style-name="T42">'</text:span><text:span text:style-name="T43">mrs'</text:span><text:span text:style-name="T44">,<text:s/></text:span><text:span text:style-name="T45"><text:s/></text:span><text:span text:style-name="T46">'filepath'</text:span><text:span text:style-name="T47">,<text:s/></text:span><text:span text:style-name="T48">'filepathi'</text:span><text:span text:style-name="T49">,<text:s/></text:span><text:span text:style-name="T50">'fp'</text:span><text:span text:style-name="T51">,</text:span><text:span text:style-name="T52"><text:s/></text:span><text:span text:style-name="T53">'fpi'</text:span><text:span text:style-name="T54">.</text:span></text:p>
      <text:p text:style-name="P55"><text:span text:style-name="T56">functions:</text:span><text:span text:style-name="T57"><text:tab/></text:span><text:span text:style-name="T58">CSIgui_setMenuBar;</text:span></text:p>
      <text:p text:style-name="P59"/>
      <text:p text:style-name="P60">gui = CSIgui_setMenuBar(gui)</text:p>
      <text:p text:style-name="P61"><text:span text:style-name="T62">Set the menu bar of the application GUI.</text:span></text:p>
      <text:p text:style-name="P63"/>
      <text:p text:style-name="P64">gui = CSIgui_setMenuBar_JavaScript(gui)</text:p>
      <text:p text:style-name="P65">Set tool tip strings<text:s/>for<text:s/>menu bar entries using java<text:s/>script.</text:p>
      <text:p text:style-name="P66"/>
      <text:p text:style-name="P67">CSIgui_OutputFcn(hObject, eventdata, gui)</text:p>
      <text:p text:style-name="P68">Sets the output of CSIgui. Currently set to no output.</text:p>
      <text:p text:style-name="P69"/>
      <text:p text:style-name="P70">button_DeleteInput_Callback(hObj, ~, gui)</text:p>
      <text:p text:style-name="P71">Button<text:s/>to delete user input<text:s/>manually<text:s/>using delete_UserInput().</text:p>
      <text:p text:style-name="P72"/>
      <text:p text:style-name="P73">delete_UserInput(hObj, gui)</text:p>
      <text:p text:style-name="P74">Deletes the field inp from appdata-gui.</text:p>
      <text:p text:style-name="P75"/>
      <text:p text:style-name="P76">openFile(hObj, ~, ~)</text:p>
      <text:p text:style-name="P77"><text:span text:style-name="T78">Opens any file compatible with CSIgui.</text:span><text:span text:style-name="T79"><text:s/>Checks for field inp in appdata-gui to load input from user. If no input data is present, a file selection GUI is opened. Otherwise the inp struct from the appdata-gui is analyzed: filepath and/or filepathi. If the user<text:s/></text:span><text:span text:style-name="T80">input</text:span><text:span text:style-name="T81"><text:s/>contains both the image and spectroscopy data, the field openThisFile is added to the appdata-gui and used to run openFile twice, loading both data sets.</text:span><text:span text:style-name="T82"><text:s/>Log is cleared prior to<text:s/></text:span><text:span text:style-name="T83">parsing</text:span><text:span text:style-name="T84"><text:s/>the file(s). Files are handled using their extensions and the corresponding parse-functions is called</text:span><text:span text:style-name="T85">, for user input this extension is set to<text:s/></text:span><text:span text:style-name="T86">“userinput”</text:span><text:span text:style-name="T87">.</text:span><text:span text:style-name="T88"><text:s/>After parsing, the file name display in the GUI is updated.</text:span><text:span text:style-name="T89"><text:s/>The appdata-csi and appdata-mri are created<text:s/></text:span><text:span text:style-name="T90">during this function<text:s/></text:span><text:span text:style-name="T91">using</text:span><text:span text:style-name="T92"><text:s/>the file specific parse-functions.</text:span></text:p>
      <text:p text:style-name="P93"/>
      <text:p text:style-name="P94">output:<text:tab/>appdata-csi<text:s/>and/or appdata-mri;</text:p>
      <text:p text:style-name="P95">input:<text:tab/><text:tab/>-</text:p>
      <text:p text:style-name="P96">update:<text:tab/>appdata-gui;</text:p>
      <text:p text:style-name="P97">other:<text:s/><text:tab/><text:tab/>-</text:p>
      <text:p text:style-name="P98"><text:span text:style-name="T99">functions:</text:span><text:span text:style-name="T100"><text:tab/></text:span><text:span text:style-name="T101">CSI_ReorderDim_Auto</text:span><text:span text:style-name="T102">;</text:span><text:span text:style-name="T103"><text:s/>CSI_2D_Scaling_calc_xaxis;<text:s/></text:span><text:span text:style-name="T104">CSI_Log</text:span></text:p>
      <text:p text:style-name="P105"/>
      <text:p text:style-name="P106"/>
      <text:p text:style-name="P107">success =<text:s/>parse_listdata(fp, fn, gui)<text:tab/></text:p>
      <text:p text:style-name="P108">Parse<text:s/>and load<text:s/>the list and data file.<text:s/>Creates appdata-csi.</text:p>
      <text:p text:style-name="P109"/>
      <text:p text:style-name="P110">success = parse_sdatspar(fp, fn, gui)</text:p>
      <text:p text:style-name="P111">Parse<text:s/>and load<text:s/>the<text:s/>spar<text:s/>and<text:s/>sdat<text:s/>file.<text:s/>Creates appdata-csi.</text:p>
      <text:p text:style-name="P112"/>
      <text:p text:style-name="P113">success = parse_text(fp, fn, gui)</text:p>
      <text:p text:style-name="P114">Parse<text:s/>and load<text:s/>a text<text:s/>file<text:s/>with MRS data.<text:s/>Creates appdata-csi.</text:p>
      <text:p text:style-name="P115"/>
      <text:p text:style-name="P116">success = parse_mat(fp, fn, gui)</text:p>
      <text:p text:style-name="P117">Parse<text:s/>and load<text:s/>a mat<text:s/>file.<text:s/>The mat-file is expected to contain struct with fields:<text:s/>mri, conv, csi, log, xaxis, ori;<text:s/>Creates appdata-csi, appdata-mri, appdata-ori and/or appdata-conv.</text:p>
      <text:p text:style-name="P118"><text:s/></text:p>
      <text:p text:style-name="P119">success = parse_dicom(fp, fn, gui)</text:p>
      <text:p text:style-name="P120">Parse and load dicom files with image data. Creates appdata-mri.</text:p>
      <text:p text:style-name="P121"/>
      <text:p text:style-name="P122">success =<text:s/>parse_parrec(fp, fn, gui)</text:p>
      <text:p text:style-name="P123">Parse and load<text:s/>par and rec<text:s/>files with image data. Creates appdata-mri.</text:p>
      <text:p text:style-name="P124"/>
      <text:p text:style-name="P125">success = parse_protocolText(fp, fn, gui)</text:p>
      <text:p text:style-name="P126">Parse and load<text:s/>text<text:s/>file with<text:s/>protocol information.<text:s/>The xaxis and coordinate<text:s/>fields in appdata-csi are created automatically.</text:p>
      <text:p text:style-name="P127"/>
      <text:p text:style-name="P128">success = parse_protocolSpar(fp, fn, gui)</text:p>
      <text:p text:style-name="P129">Parse and load<text:s/>spar<text:s/>file with<text:s/>protocol information.<text:s/>The xaxis and coordinate structures in appdata.csi are created automatically.</text:p>
      <text:p text:style-name="P130"/>
      <text:p text:style-name="P131">parse_userinput(gui)</text:p>
      <text:p text:style-name="P132"><text:span text:style-name="T133">Parse and load<text:s/></text:span><text:span text:style-name="T134">user input</text:span><text:span text:style-name="T135"><text:s/>expecting input</text:span><text:span text:style-name="T136"><text:s/>labels:<text:s/></text:span><text:span text:style-name="T137">'data',</text:span><text:span text:style-name="T138"><text:s/></text:span><text:span text:style-name="T139">'list',</text:span><text:span text:style-name="T140"><text:s/></text:span><text:span text:style-name="T141">'csi',</text:span><text:span text:style-name="T142"><text:s/></text:span><text:span text:style-name="T143">'spec',</text:span><text:span text:style-name="T144"><text:s/></text:span><text:span text:style-name="T145">'image',</text:span><text:span text:style-name="T146"><text:s/></text:span><text:span text:style-name="T147">'mrs',</text:span><text:span text:style-name="T148"><text:s/></text:span><text:span text:style-name="T149">'labels'</text:span><text:span text:style-name="T150">.</text:span><text:span text:style-name="T151"><text:s/></text:span><text:span text:style-name="T152">These labels are set as fieldnames in the<text:s/></text:span><text:span text:style-name="T153">appdata-gui field<text:s/></text:span><text:span text:style-name="T154">inp</text:span><text:span text:style-name="T155">.</text:span><text:span text:style-name="T156"><text:s/>Creates either appdata-mri or appdata-csi.</text:span></text:p>
      <text:p text:style-name="P157"/>
      <text:p text:style-name="P158"/>
      <text:p text:style-name="P159"/>
      <text:p text:style-name="P160"/>
      <text:p text:style-name="P161">button_CSI_ReadInfo_Callback(hObj, eventdata, gui)</text:p>
      <text:p text:style-name="P162">openHelp(~,~, ~)</text:p>
      <text:p text:style-name="P163">openAbout(hObject,~ ,~)</text:p>
      <text:p text:style-name="P164">userInput = getUserInput(question, defans, clrs)</text:p>
      <text:p text:style-name="P165">getUserInput_editKeyPress(H, E)</text:p>
      <text:p text:style-name="P166">getUserInput_setOutput(hObject,~,~)</text:p>
      <text:p text:style-name="P167">userInput = getUserInput_Popup(popup_title, popup_input, clrs)</text:p>
      <text:p text:style-name="P168">getUserInput_Popup_setOutput(hObject,~,~)</text:p>
      <text:p text:style-name="P169">userInput = getUserInput_Buttons(qst, button_text, clrs)</text:p>
      <text:p text:style-name="P170">getUserInput_Buttons_setOutput(hObject,~,~)</text:p>
      <text:soft-page-break/>
      <text:p text:style-name="P171">function userInput = getUserInput_Radio(question, defans, clrs)</text:p>
      <text:p text:style-name="P172">function getUserInput_Radio_setOutput(hObject,~,~)</text:p>
      <text:p text:style-name="P173">function button_CSI_Average_Callback(~, ~, gui)</text:p>
      <text:p text:style-name="P174">function button_CSI_Mean_Callback(~, ~, gui)</text:p>
      <text:p text:style-name="P175">function [data_averaged, index] = CSI_average(data,index)</text:p>
      <text:p text:style-name="P176">function button_CSI_FFT_Kspace_Callback(~, ~, gui)</text:p>
      <text:p text:style-name="P177">function button_CSI_FFT_Callback(~, ~, gui)</text:p>
      <text:p text:style-name="P178">function<text:s/>button_CSI_iFFT_Callback(~, ~, gui)</text:p>
      <text:p text:style-name="P179">function button_CSI_Apodization_Kspace_Callback(~, ~, gui)</text:p>
      <text:p text:style-name="P180">function button_CSI_Apodization_FID_Callback(~, ~, gui)</text:p>
      <text:p text:style-name="P181">function [data, window] = CSI_filterSpectra(data, ftype, opts)</text:p>
      <text:p text:style-name="P182">function filter_window = CSI_filter(fsz, ftype, opts)</text:p>
      <text:p text:style-name="P183">function button_CSI_setFrequency_Callback(hObject, eventdata, gui)</text:p>
      <text:p text:style-name="P184">function button_CSI_setLabels_Callback(~, ~, gui)</text:p>
      <text:p text:style-name="P185">function button_CSI_ReorderDim_Callback(~, ~, gui)</text:p>
      <text:p text:style-name="P186">function button_CSI_ReorderDim_Auto_Callback(hObject, ~, ~)</text:p>
      <text:p text:style-name="P187">function CSI_ReorderDim_Auto(gui)</text:p>
      <text:p text:style-name="P188">function button_CSI_Sum_Callback(~, ~, gui)</text:p>
      <text:p text:style-name="P189">function [data_summed, index] = CSI_summate(data, index)</text:p>
      <text:p text:style-name="P190">function button_T1_MRS_Callback(hObject, eventdata, gui)</text:p>
      <text:p text:style-name="P191">function button_CSI_T2_Callback(hObject, eventdata, gui)</text:p>
      <text:p text:style-name="P192">function button_CSI_ZeroFill_Callback(hObject, eventdata, gui)</text:p>
      <text:p text:style-name="P193">function button_CSI_AutoPhase_Callback(hObject, eventdata, gui)</text:p>
      <text:p text:style-name="P194">function button_CSI_Flip_Callback(~, ~, gui)</text:p>
      <text:p text:style-name="P195">function button_CSI_Rotate_Callback(~, ~ , gui)</text:p>
      <text:p text:style-name="P196">function button_CSI_Multiply_Callback(hObject, eventdata,<text:s/>gui)</text:p>
      <text:p text:style-name="P197">function button_CSI_Divide_Callback(hObject, eventdata, gui)</text:p>
      <text:p text:style-name="P198">function button_CSI_Combine_Callback(~, ~, gui)</text:p>
      <text:p text:style-name="P199">function CSI_Combine_Manual(hobj, ~)</text:p>
      <text:p text:style-name="P200">function CSI_Combine_WSVD(hobj,~)</text:p>
      <text:p text:style-name="P201">function button_CSI_MaxValue_Callback(~, ~, gui)</text:p>
      <text:p text:style-name="P202">function CSI_Max_Per_Slice(~, ~, gui)</text:p>
      <text:p text:style-name="P203">function CSI_Max_In_3D(~, ~, gui)</text:p>
      <text:p text:style-name="P204">function CSI_max3D(data,clrs)</text:p>
      <text:p text:style-name="P205">function button_CSI_SNR_Callback(~, ~, gui)</text:p>
      <text:p text:style-name="P206">function button_ws_Callback(~, ~, gui)</text:p>
      <text:p text:style-name="P207">function button_Info_Callback(hObject, eventdata, gui)</text:p>
      <text:p text:style-name="P208">function<text:s/>button_CSI_frequencyShift_Callback(hObject, eventdata, gui)</text:p>
      <text:p text:style-name="P209">function button_CSI_VoxelShift_Callback(hObject, eventdata, gui)</text:p>
      <text:p text:style-name="P210">function button_CSI_FidOrEcho_Callback(hObject, eventdata, gui)</text:p>
      <text:p text:style-name="P211">function button_Log_DeleteLine_Callback(hObj, eventdata, gui)</text:p>
      <text:p text:style-name="P212">function CSI_dataAsGraph2(data, data_text, datatag, gui, img)</text:p>
      <text:p text:style-name="P213">function CSI_dataAsGraph(data, gui, datatag)</text:p>
      <text:p text:style-name="P214">function CSI_dataAsTable(data, datatag)</text:p>
      <text:p text:style-name="P215">function [sliceArray, sliceIndex] = slices2rowArray(data, split)</text:p>
      <text:p text:style-name="P216">function indArray = slice2rowIndex(ndimCell)</text:p>
      <text:soft-page-break/>
      <text:p text:style-name="P217">function CSI_dataTable_CellSelection(hObj, evt)</text:p>
      <text:p text:style-name="P218">function CSI_dataAsTable_SaveButton(hObj, ~)</text:p>
      <text:p text:style-name="P219">function button_CSI_setCoordinates_Callback(~, ~, gui)</text:p>
      <text:p text:style-name="P220">function button_MRIcoordinates_Callback(~, ~, gui)</text:p>
      <text:p text:style-name="P221">function MRI_coordinates_DCM(gui, mri)</text:p>
      <text:p text:style-name="P222">function MRI_coordinates_PAR(gui, mri)</text:p>
      <text:p text:style-name="P223">function button_MRIconvert2csi_Callback(~, ~, gui)</text:p>
      <text:p text:style-name="P224">function [img, img_all, img_all_slice_range] = MRI_matchSlices(hObj)</text:p>
      <text:p text:style-name="P225">function MRI_to_CSIspace(gui)</text:p>
      <text:p text:style-name="P226">function MRI_saveIMG(hObj,~)</text:p>
      <text:p text:style-name="P227">function button_plotCSI_Callback(hObject, eventdata, gui)</text:p>
      <text:p text:style-name="P228">function CSI_2D_initiate2D(~,~,~)</text:p>
      <text:p text:style-name="P229">function plot_par = CSI_2D_setFigure(plot_par, init_pos, fig_tag)</text:p>
      <text:p text:style-name="P230">function plot_par = CSI_2D_getData(plot_par, gui, data_volume)</text:p>
      <text:p text:style-name="P231">function plot_par = CSI_2D_getPlotSettings_ColorScaling(plot_par, data_volume)</text:p>
      <text:p text:style-name="P232">function plot_par = CSI_2D_getPlotSettings(plot_par, gui, data_volume)</text:p>
      <text:p text:style-name="P233">function plot_par = CSI_2D_plotImages(plot_par, csiguiObj)</text:p>
      <text:p text:style-name="P234">function CSI_2D_plotVoxels(plot_par, gui)</text:p>
      <text:p text:style-name="P235">function CSI_2D_grid(target, target_sz, dim, range, grid_clr)</text:p>
      <text:p text:style-name="P236">function CSI_close2D(hObj, ~)</text:p>
      <text:p text:style-name="P237">function<text:s/>CSI_2D_voxel_select(hObject, evt, ~)</text:p>
      <text:p text:style-name="P238">function CSI_2D_voxel_selectMultiple(hObj, ~, ~)</text:p>
      <text:p text:style-name="P239">function data2D = CSI_2D_voxel_selected_getData(data2D)</text:p>
      <text:p text:style-name="P240">function CSI_2D_Scaling_plotColorbar(hObj,~)</text:p>
      <text:p text:style-name="P241">function scaleby = CSI_2D_Scaling_Color_Get(gui)</text:p>
      <text:p text:style-name="P242">function scaleby =<text:s/>CSI_2D_Scaling_Axis_Get(gui)</text:p>
      <text:p text:style-name="P243">function CSI_2D_Scaling_Color_Set(hObject, evt)</text:p>
      <text:p text:style-name="P244">function CSI_2D_Scaling_Axis_Set(hObject, evt)</text:p>
      <text:p text:style-name="P245">function [clrs, clrs_range] = CSI_2D_Scaling_calc_ColorOfPlots(data_limits)</text:p>
      <text:p text:style-name="P246">function CSI_2D_Scaling_calc_xaxis(hObject, ~, auto)</text:p>
      <text:p text:style-name="P247">function CSI_2D_Scaling_Options(gui)</text:p>
      <text:p text:style-name="P248">function button_CSI_DisplayOptions_Callback(~, ~, gui)</text:p>
      <text:p text:style-name="P249">function panel_2D_DataSliders(~, ~, gui)</text:p>
      <text:p text:style-name="P250">function panel_2D_sliders(hObject, eventdata)</text:p>
      <text:p text:style-name="P251">function domain = CSI_getDomain(gui)</text:p>
      <text:p text:style-name="P252">function CSI_setDomain(hObj,evt)</text:p>
      <text:p text:style-name="P253">function data = CSI_getUnit(data, unit_str)</text:p>
      <text:p text:style-name="P254">function [doi, doi_axis, range] = CSI_getDataAtPeak(spec, xaxis, range)</text:p>
      <text:p text:style-name="P255">function range = CSI_getPeakOfInterest(xaxis, poi_tag)</text:p>
      <text:p text:style-name="P256">function [doi, doi_axis, doi_range] = CSI_getDataAtPeak_Stored(range, gui)</text:p>
      <text:p text:style-name="P257">function CSI_1D_initiateGUI(data1D, varargin)</text:p>
      <text:p text:style-name="P258">function CSI_1D_snap2fig_set(CSI_1Dobj, instance)</text:p>
      <text:p text:style-name="P259">function CSI_1D_snap2fig(~, ~)</text:p>
      <text:p text:style-name="P260">function CSI_1D_movePanelToGUI(hObj, ~)</text:p>
      <text:p text:style-name="P261">function CSI_1D_closeGUI(hObj, ~)</text:p>
      <text:p text:style-name="P262">function CSI_1D_displayData(CSI_1D_obj)</text:p>
      <text:soft-page-break/>
      <text:p text:style-name="P263">function title_str =<text:s/>CSI_1D_display_createTitle(index)</text:p>
      <text:p text:style-name="P264">function [CSI_1DObj, appdata1D, data] = CSI_1D_getData(CSI_1DObj)</text:p>
      <text:p text:style-name="P265">function CSI_1D_panel(instance)</text:p>
      <text:p text:style-name="P266">function obj1D <text:s/>= panel_1D_getInstanceData(hObj,tag)</text:p>
      <text:p text:style-name="P267">function panel_1D_PhasingMethod(hObj, ~)</text:p>
      <text:p text:style-name="P268">function panel_1D_PhaseCorrection_Manual(hObj, ~)</text:p>
      <text:p text:style-name="P269">function panel_1D_PhaseCorrection_ApplyToAll(hObj,~)</text:p>
      <text:p text:style-name="P270">function panel_1D_PhaseCorrection_Auto(hObj, ~)</text:p>
      <text:p text:style-name="P271">function panel_1D_ZeroFill(hObj, ~)</text:p>
      <text:p text:style-name="P272">function panel_1D_SNR(hObj, ~)</text:p>
      <text:p text:style-name="P273">function panel_1D_FWHM(hObj, ~)</text:p>
      <text:p text:style-name="P274">function panel_1D_Baseline(hObj,~)</text:p>
      <text:p text:style-name="P275">function panel_1D_SaveToMain(hObj, ~)</text:p>
      <text:p text:style-name="P276">function panel_1D_FFT(hObj, ~)</text:p>
      <text:p text:style-name="P277">function panel_1D_iFFT(hObj, ~)</text:p>
      <text:p text:style-name="P278">function panel_1D_Apodization(hObj,~)</text:p>
      <text:p text:style-name="P279">function panel_1D_DataDisplay(hObj, ~)</text:p>
      <text:p text:style-name="P280">function panel_1D_Export(hObj, ~)</text:p>
      <text:p text:style-name="P281">function CSI_Log(varargin)</text:p>
      <text:p text:style-name="P282">function<text:s/>CSI_Log_deleteLine(hObj)</text:p>
      <text:p text:style-name="P283">function CSI_viewNoise(hObject, ~, ~)</text:p>
      <text:p text:style-name="P284">function CSI_saveData(hObject, ~, ~)</text:p>
      <text:p text:style-name="P285">function CSI_saveSDAT(hObject, ~, ~, varargin)</text:p>
      <text:p text:style-name="P286">function CSI_saveTXT(hObject, ~, ~, varargin)</text:p>
      <text:p text:style-name="P287">function CSI_saveMAT(hObject, ~, ~,varargin)</text:p>
      <text:p text:style-name="P288">function CSI_saveFig(hObject, ~, ~)</text:p>
      <text:p text:style-name="P289">function CSI_saveLog(hObject, ~, ~)</text:p>
      <text:p text:style-name="P290">function button_setBackup_Callback(~, ~, gui)</text:p>
      <text:p text:style-name="P291">function button_getBackup_Callback(~, ~, gui)</text:p>
      <text:p text:style-name="P292">function CSI_backupSet(gui, info_str)</text:p>
      <text:p text:style-name="P293">function CSI_backupGet(gui, askUser)</text:p>
      <text:p text:style-name="P294">function CSIgui_Undo(hObj,~,~)</text:p>
      <text:p text:style-name="P295">function CSI_backupManager(gui)</text:p>
      <text:p text:style-name="P296">function button_plotIMG_Callback(hObj, ~, ~)</text:p>
      <text:p text:style-name="P297">function button_MRIcontrast_Callback(hObject, eventdata, gui)</text:p>
      <text:p text:style-name="P298">function CSIgui_main_CloseFromMenu(hObject, ~)</text:p>
      <text:p text:style-name="P299">function CSIgui_main_CloseRequestFcn(hObject, ~, ~)</text:p>
      <text:p text:style-name="P300">function setGUIcolor_bymenu(hObj, evt, ~)</text:p>
      <text:p text:style-name="P301">function setGUIcolor(hObject)</text:p>
      <text:p text:style-name="P302">function setGUIcolor_custom(hObj,~,~)</text:p>
      <text:p text:style-name="P303">function colors = setGUIcolor_custom_read()</text:p>
      <text:p text:style-name="P304">function setGUIcolor_custom_pickColor(hObj,evt,~)</text:p>
      <text:p text:style-name="P305">function setGuiColor_custom_Done(hObj,~, ~)</text:p>
      <text:p text:style-name="P306">function loadBar(perc, info)</text:p>
      <text:p text:style-name="P307">function listbox_CSIinfo_Callback(hObject, eventdata, gui)</text:p>
      <text:p text:style-name="P308">function listbox_CSIinfo_CreateFcn(hObject, eventdata, gui)</text:p>
      <text:soft-page-break/>
      <text:p text:style-name="P309">function listbox_MRIinfo_Callback(hObject, eventdata, gui)</text:p>
      <text:p text:style-name="P310">function listbox_MRIinfo_CreateFcn(hObject, eventdata, gui)</text:p>
      <text:p text:style-name="P311">function popup_plotUnit_Callback(hObject, eventdata, gui)</text:p>
      <text:p text:style-name="P312">function popup_plotUnit_CreateFcn(hObject, eventdata, gui)</text:p>
      <text:p text:style-name="P313">function popup_plotIMG_Callback(hObject, eventdata, gui)</text:p>
      <text:p text:style-name="P314">function popup_plotIMG_CreateFcn(hObject, eventdata, gui)</text:p>
      <text:p text:style-name="P315">function button_TestSomething_Callback(hObj, eventdata, gui)</text:p>
      <text:p text:style-name="P316">function CSI_showAllImages_Something(hObj)</text:p>
      <text:p text:style-name="P317">function CSI_MergeVoxels_Initiate(hObj, gui)</text:p>
      <text:p text:style-name="P318">function button_CSI_MergeVoxels_Callback(hObj, ~, gui)</text:p>
      <text:p text:style-name="P319">function CSI_MergeVoxels_plotVoxels(hObj, gui, plot_par)</text:p>
      <text:p text:style-name="P320">function selected =<text:s/>CSI_MergeVoxels_getSelected(hObj)</text:p>
      <text:p text:style-name="P321">function CSI_MergeVoxels_Button_Merge(hObj,~)</text:p>
      <text:p text:style-name="P322">function CSI_MergeVoxels_Button_Save(hObj,~)</text:p>
      <text:p text:style-name="P323">function CSI_MergeVoxels_SaveData(hObj, fp, fn)</text:p>
      <text:p text:style-name="P324">function CSI_MergeVoxels_SaveFig(hObj, fp, fn)</text:p>
      <text:p text:style-name="P325">function<text:s/>CSI_MergeVoxels_Average(sel)</text:p>
      <text:p text:style-name="P326">function [poi, pex] = CSI_MergeVoxels_POI(xaxis)</text:p>
      <text:p text:style-name="P327">function sel = CSI_MergeVoxels_SNR_Filter(sel)</text:p>
      <text:p text:style-name="P328">function snr = CSI_MergeVoxels_SNR(sel, poi_tag)</text:p>
      <text:p text:style-name="P329">function sel = CSI_MergeVoxels_Weighted(sel)</text:p>
      <text:p text:style-name="P330">function sel = CSI_MergeVoxels_Align(sel)</text:p>
      <text:p text:style-name="P331">function button_MRI_plotImage_Grid_Callback(hObj, ~, gui)</text:p>
      <text:p text:style-name="P332">function button_Flip092_Callback(~, ~, gui)</text:p>
      <text:p text:style-name="P333">function button_CSI_AutoProcessing_Callback(hObj, evt, gui)</text:p>
      <text:p text:style-name="P334">function CSI_Normalize(gui)</text:p>
      <text:p text:style-name="P335">function button_Normalize_Callback(~ , ~, gui)</text:p>
      <text:p text:style-name="P3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Houtum-2, Q. van</dc:creator>
    <meta:creation-date>2019-01-13T15:37:00Z</meta:creation-date>
    <dc:date>2019-01-14T12:59:00Z</dc:date>
    <meta:template xlink:href="Normal.dotm" xlink:type="simple"/>
    <meta:editing-cycles>87</meta:editing-cycles>
    <meta:editing-duration>PT5580S</meta:editing-duration>
    <meta:document-statistic meta:page-count="6" meta:paragraph-count="23" meta:word-count="1743" meta:character-count="11657" meta:row-count="82" meta:non-whitespace-character-count="9937"/>
  </office:meta>
</office:document-meta>
</file>